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4000002528BE6B140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24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ummary</text:span><text:span text:style-name="T2"><text:line-break/></text:span><text:span text:style-name="T3"><text:line-break/></text:span><text:span text:style-name="T3">June. 29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draw:style-name="gr4" draw:text-style-name="P4" draw:layer="layout" svg:width="17.885cm" svg:height="15.715cm" svg:x="3.081cm" svg:y="2.046cm">
          <draw:image xlink:href="Pictures/10000201000002A4000002528BE6B140.png" xlink:type="simple" xlink:show="embed" xlink:actuate="onLoad">
            <text:p/>
          </draw:image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draw:style-name="gr5" draw:text-style-name="P4" draw:layer="layout" svg:width="19.036cm" svg:height="11.38cm" svg:x="2.482cm" svg:y="3.395cm">
          <draw:object xlink:href="./Object 7" xlink:type="simple" xlink:show="embed" xlink:actuate="onLoad"/>
          <draw:image xlink:href="./ObjectReplacements/Object 7" xlink:type="simple" xlink:show="embed" xlink:actuate="onLoad"/>
          <svg:title>Rejected Bugs</svg:title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3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6-29T16:44:15.669859684</dc:date>
    <dc:language>en-US</dc:language>
    <meta:editing-cycles>1299</meta:editing-cycles>
    <meta:editing-duration>P19DT11H31M40S</meta:editing-duration>
    <meta:print-date>2014-02-17T13:55:11.25</meta:print-date>
    <dc:creator>twu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37cm" svg:height="11.381cm" xlink:href="." xlink:type="simple" chart:class="chart:circle" chart:style-name="ch1">
        <chart:title svg:x="7.812cm" svg:y="0cm" chart:style-name="ch2">
          <text:p>Rejected Bugs</text:p>
        </chart:title>
        <chart:legend chart:legend-position="end" svg:x="15.795cm" svg:y="3.648cm" style:legend-expansion="high" chart:style-name="ch3"/>
        <chart:plot-area chart:style-name="ch4" chart:data-source-has-labels="both" svg:x="0.38cm" svg:y="1.596cm" svg:width="15.035cm" svg:height="9.558cm">
          <chartooo:coordinate-region svg:x="3.119cm" svg:y="1.597cm" svg:width="9.557cm" svg:height="9.55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Duplicate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Unproducibl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sufficient dat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 solution ava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hancemen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ill not fix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